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0947" officeooo:paragraph-rsid="00084d7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2956" officeooo:paragraph-rsid="000929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2956" officeooo:paragraph-rsid="00098ef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98efd" officeooo:paragraph-rsid="00098ef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paragraph-rsid="00084d7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84d72"/>
    </style:style>
    <style:style style:name="P7" style:family="paragraph" style:parent-style-name="Standard">
      <style:paragraph-properties fo:text-align="start" style:justify-single-word="false"/>
      <style:text-properties officeooo:paragraph-rsid="00084d72"/>
    </style:style>
    <style:style style:name="P8" style:family="paragraph" style:parent-style-name="Standard">
      <loext:graphic-properties draw:fill="solid" draw:fill-color="#282a36"/>
      <style:paragraph-properties fo:background-color="#282a36" fo:padding="0cm" fo:border="none"/>
      <style:text-properties fo:font-weight="bold" officeooo:rsid="00098efd" officeooo:paragraph-rsid="00098efd" style:font-weight-asian="bold" style:font-weight-complex="bold"/>
    </style:style>
    <style:style style:name="P9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92956"/>
    </style:style>
    <style:style style:name="P10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98efd"/>
    </style:style>
    <style:style style:name="P11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a63c1"/>
    </style:style>
    <style:style style:name="P12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a7de0"/>
    </style:style>
    <style:style style:name="T1" style:family="text">
      <style:text-properties officeooo:rsid="0018d807"/>
    </style:style>
    <style:style style:name="T2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afff" style:font-name="JetBrains Mono" fo:font-size="10pt" fo:font-style="normal" fo:font-weight="normal" officeooo:rsid="000a7de0" style:font-size-asian="10pt" style:font-style-asian="normal" style:font-weight-asian="normal"/>
    </style:style>
    <style:style style:name="T7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1fa8c" style:font-name="DejaVu Sa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50fa7b" style:font-name="JetBrains Mono" fo:font-size="10pt" fo:font-style="normal" fo:font-weight="bold" style:font-size-asian="10pt" style:font-style-asian="normal" style:font-weight-asian="bold"/>
    </style:style>
    <style:style style:name="T16" style:family="text">
      <style:text-properties fo:color="#50fa7b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officeooo:rsid="00098efd"/>
    </style:style>
    <style:style style:name="T18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0a63c1"/>
    </style:style>
    <style:style style:name="T21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ffffff" style:font-name="JetBrains Mono" fo:font-size="10pt" fo:font-style="normal" fo:font-weight="normal" officeooo:rsid="000a63c1" style:font-size-asian="10pt" style:font-style-asian="normal" style:font-weight-asian="normal"/>
    </style:style>
    <style:style style:name="T23" style:family="text">
      <style:text-properties fo:color="#ffffff" style:font-name="JetBrains Mono" fo:font-size="10pt" fo:font-style="normal" fo:font-weight="normal" officeooo:rsid="000a7de0" style:font-size-asian="10pt" style:font-style-asian="normal" style:font-weight-asian="normal"/>
    </style:style>
    <style:style style:name="T24" style:family="text">
      <style:text-properties officeooo:rsid="000a7d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MA PROJETO: Cadeia de Restaurantes(Bob’s ou Subway)</text:p>
      <text:p text:style-name="P6"/>
      <text:p text:style-name="P7">Discente: João Batista Araújo de Lima Filho.</text:p>
      <text:p text:style-name="P7"/>
      <text:p text:style-name="P1">Questão <text:span text:style-name="T1">2</text:span></text:p>
      <text:p text:style-name="P2">Classe CarnesInsuficienteException</text:p>
      <text:p text:style-name="P1"/>
      <text:p text:style-name="P11"><text:span text:style-name="T2">package </text:span><text:span text:style-name="T3">Atividade12</text:span><text:span text:style-name="T4">;</text:span><text:line-break/><text:line-break/><text:span text:style-name="T4"> <text:s text:c="3"/></text:span><text:span text:style-name="T5">// 2- Pelo menos, 2 Exceções</text:span></text:p>
      <text:p text:style-name="P11"><text:span text:style-name="T5"/></text:p>
      <text:p text:style-name="P11"><text:span text:style-name="T5"><text:tab/></text:span><text:span text:style-name="T21">“</text:span><text:span text:style-name="T22">Essa é uma exceção que trata o erro de carnes insuficientes</text:span><text:span text:style-name="T21">”</text:span><text:line-break/><text:line-break/><text:span text:style-name="T2">public class </text:span><text:span text:style-name="T3">CarnesInsuficienteException </text:span><text:span text:style-name="T2">extends </text:span><text:span text:style-name="T3">Exception </text:span><text:span text:style-name="T7">{</text:span><text:line-break/><text:span text:style-name="T7"> <text:s text:c="3"/></text:span><text:span text:style-name="T2">private int </text:span><text:span text:style-name="T8">numeroCarnes</text:span><text:span text:style-name="T4">;</text:span><text:line-break/><text:span text:style-name="T4"> <text:s text:c="3"/></text:span><text:span text:style-name="T2">public </text:span><text:span text:style-name="T3">CarnesInsuficienteException</text:span><text:span text:style-name="T9">(</text:span><text:span text:style-name="T2">int </text:span><text:span text:style-name="T10">numeroCarnes</text:span><text:span text:style-name="T9">) </text:span><text:span text:style-name="T7">{</text:span><text:line-break/><text:span text:style-name="T7"> <text:s text:c="7"/></text:span><text:span text:style-name="T2">super</text:span><text:span text:style-name="T9">(</text:span><text:span text:style-name="T12">"Número insuficiente de carnes!"</text:span><text:span text:style-name="T9">)</text:span><text:span text:style-name="T4">;</text:span><text:line-break/><text:span text:style-name="T4"> <text:s text:c="7"/></text:span><text:span text:style-name="T2">this</text:span><text:span text:style-name="T4">.</text:span><text:span text:style-name="T8">numeroCarnes </text:span><text:span text:style-name="T4">= </text:span><text:span text:style-name="T10">numeroCarnes</text:span><text:span text:style-name="T4">;</text:span><text:line-break/><text:span text:style-name="T4"> <text:s text:c="3"/></text:span><text:span text:style-name="T7">}</text:span><text:line-break/><text:span text:style-name="T7">}</text:span><text:line-break/></text:p>
      <text:p text:style-name="P9"/>
      <text:p text:style-name="Standard"/>
      <text:p text:style-name="P2">Classe NumeroMaximoException</text:p>
      <text:p text:style-name="P2"/>
      <text:p text:style-name="P11"><text:span text:style-name="T2">package </text:span><text:span text:style-name="T3">Atividade12</text:span><text:span text:style-name="T4">;</text:span><text:line-break/><text:line-break/><text:span text:style-name="T4"> <text:s text:c="3"/></text:span><text:span text:style-name="T5">// 2- Pelo menos, 2 Exceções</text:span><text:line-break/><text:tab/></text:p>
      <text:p text:style-name="P11"><text:tab/>“<text:span text:style-name="T20">Essa exceção trata o erro de número maximo de carnes no sanduiche</text:span>”<text:tab/></text:p>
      <text:p text:style-name="P11"><text:line-break/><text:span text:style-name="T2">public class </text:span><text:span text:style-name="T3">NumeroMaximoException </text:span><text:span text:style-name="T2">extends </text:span><text:span text:style-name="T3">Exception</text:span><text:span text:style-name="T7">{</text:span><text:line-break/><text:line-break/><text:span text:style-name="T7"> <text:s text:c="3"/></text:span><text:span text:style-name="T2">public </text:span><text:span text:style-name="T3">NumeroMaximoException</text:span><text:span text:style-name="T9">(</text:span><text:span text:style-name="T3">String </text:span><text:span text:style-name="T10">mensagem</text:span><text:span text:style-name="T9">) </text:span><text:span text:style-name="T7">{</text:span><text:line-break/><text:span text:style-name="T7"> <text:s text:c="7"/></text:span><text:span text:style-name="T2">super</text:span><text:span text:style-name="T9">(</text:span><text:span text:style-name="T10">mensagem</text:span><text:span text:style-name="T9">)</text:span><text:span text:style-name="T4">;</text:span><text:line-break/><text:span text:style-name="T4"> <text:s text:c="3"/></text:span><text:span text:style-name="T7">}</text:span><text:line-break/><text:line-break/><text:span text:style-name="T7">}</text:span><text:line-break/></text:p>
      <text:p text:style-name="P9"/>
      <text:p text:style-name="P2"/>
      <text:p text:style-name="P2">Questão 3 <text:span text:style-name="T17">A</text:span></text:p>
      <text:p text:style-name="P2">Classe Abstrata Lanche</text:p>
      <text:p text:style-name="P2"/>
      <text:p text:style-name="P11"><text:span text:style-name="T2">package </text:span><text:span text:style-name="T3">Atividade12</text:span><text:span text:style-name="T4">;</text:span><text:line-break/><text:line-break/><text:span text:style-name="T5">// 3- a) Classe Abstrata.</text:span><text:line-break/><text:tab/></text:p>
      <text:p text:style-name="P11"><text:tab/>“<text:span text:style-name="T20">Essa é a classe abstrata Lanche</text:span>”</text:p>
      <text:p text:style-name="P11"><text:line-break/><text:span text:style-name="T2">public abstract class </text:span><text:span text:style-name="T3">Lanche </text:span><text:span text:style-name="T7">{</text:span><text:line-break/><text:line-break/><text:span text:style-name="T7"> <text:s text:c="3"/></text:span><text:span text:style-name="T2">private </text:span><text:span text:style-name="T3">String </text:span><text:span text:style-name="T8">nome</text:span><text:span text:style-name="T4">;</text:span><text:line-break/><text:span text:style-name="T4"> <text:s text:c="3"/></text:span><text:span text:style-name="T2">private double </text:span><text:span text:style-name="T8">preco</text:span><text:span text:style-name="T4">;</text:span><text:line-break/><text:span text:style-name="T4"> <text:s text:c="3"/></text:span><text:span text:style-name="T2">private </text:span><text:span text:style-name="T3">String </text:span><text:span text:style-name="T8">tamanho</text:span><text:span text:style-name="T4">;</text:span><text:line-break/><text:line-break/><text:soft-page-break/><text:span text:style-name="T4"> <text:s text:c="3"/></text:span><text:span text:style-name="T2">public </text:span><text:span text:style-name="T3">Lanche</text:span><text:span text:style-name="T9">(</text:span><text:span text:style-name="T3">String </text:span><text:span text:style-name="T10">nome</text:span><text:span text:style-name="T4">, </text:span><text:span text:style-name="T2">double </text:span><text:span text:style-name="T10">preco</text:span><text:span text:style-name="T4">, </text:span><text:span text:style-name="T3">String </text:span><text:span text:style-name="T10">tamanho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nome </text:span><text:span text:style-name="T4">= </text:span><text:span text:style-name="T10">nome</text:span><text:span text:style-name="T4">;</text:span><text:line-break/><text:span text:style-name="T4"> <text:s text:c="7"/></text:span><text:span text:style-name="T2">this</text:span><text:span text:style-name="T4">.</text:span><text:span text:style-name="T8">preco </text:span><text:span text:style-name="T4">= </text:span><text:span text:style-name="T10">preco</text:span><text:span text:style-name="T4">;</text:span><text:line-break/><text:span text:style-name="T4"> <text:s text:c="7"/></text:span><text:span text:style-name="T2">this</text:span><text:span text:style-name="T4">.</text:span><text:span text:style-name="T8">tamanho </text:span><text:span text:style-name="T4">= </text:span><text:span text:style-name="T10">tamanh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</text:span><text:span text:style-name="T3">String </text:span><text:span text:style-name="T14">getNome</text:span><text:span text:style-name="T9">() </text:span><text:span text:style-name="T7">{</text:span><text:line-break/><text:span text:style-name="T7"> <text:s text:c="7"/></text:span><text:span text:style-name="T2">return </text:span><text:span text:style-name="T8">nome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void </text:span><text:span text:style-name="T14">setNome</text:span><text:span text:style-name="T9">(</text:span><text:span text:style-name="T3">String </text:span><text:span text:style-name="T10">nome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nome </text:span><text:span text:style-name="T4">= </text:span><text:span text:style-name="T10">nome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double </text:span><text:span text:style-name="T14">getPreco</text:span><text:span text:style-name="T9">() </text:span><text:span text:style-name="T7">{</text:span><text:line-break/><text:span text:style-name="T7"> <text:s text:c="7"/></text:span><text:span text:style-name="T2">return </text:span><text:span text:style-name="T8">prec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void </text:span><text:span text:style-name="T14">setPreco</text:span><text:span text:style-name="T9">(</text:span><text:span text:style-name="T2">double </text:span><text:span text:style-name="T10">preco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preco </text:span><text:span text:style-name="T4">= </text:span><text:span text:style-name="T10">prec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</text:span><text:span text:style-name="T3">String </text:span><text:span text:style-name="T14">getTamanho</text:span><text:span text:style-name="T9">() </text:span><text:span text:style-name="T7">{</text:span><text:line-break/><text:span text:style-name="T7"> <text:s text:c="7"/></text:span><text:span text:style-name="T2">return </text:span><text:span text:style-name="T8">tamanh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void </text:span><text:span text:style-name="T14">setTamanho</text:span><text:span text:style-name="T9">(</text:span><text:span text:style-name="T3">String </text:span><text:span text:style-name="T10">tamanho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tamanho </text:span><text:span text:style-name="T4">= </text:span><text:span text:style-name="T10">tamanho</text:span><text:span text:style-name="T4">;</text:span><text:line-break/><text:span text:style-name="T4"> <text:s text:c="3"/></text:span><text:span text:style-name="T7">}</text:span><text:line-break/><text:span text:style-name="T7">}</text:span><text:line-break/></text:p>
      <text:p text:style-name="P9"/>
      <text:p text:style-name="Standard"/>
      <text:p text:style-name="P3">Quest<text:span text:style-name="T17">ões</text:span> 3 <text:span text:style-name="T17">B e 4 B</text:span></text:p>
      <text:p text:style-name="P4">Classe Sanduiche que extends Lanche e implements Ipagamento, Item, Serializeble</text:p>
      <text:p text:style-name="P3"/>
      <text:p text:style-name="P11"><text:span text:style-name="T2">package </text:span><text:span text:style-name="T3">Atividade12</text:span><text:span text:style-name="T4">;</text:span><text:line-break/><text:line-break/><text:span text:style-name="T2">import </text:span><text:span text:style-name="T3">java.io.Serializable</text:span><text:span text:style-name="T4">;</text:span><text:line-break/><text:line-break/><text:span text:style-name="T4"> <text:s text:c="3"/></text:span><text:span text:style-name="T5">// 3- b) Pelo menos duas subclasses.</text:span></text:p>
      <text:p text:style-name="P11"><text:span text:style-name="T5"/></text:p>
      <text:p text:style-name="P12"><text:span text:style-name="T5"><text:tab/></text:span><text:span text:style-name="T21">“</text:span><text:span text:style-name="T22">Essa é classe Sanduiche é uma subclasse de Lanche</text:span><text:span text:style-name="T21">”</text:span><text:line-break/><text:line-break/><text:span text:style-name="T5"> <text:s text:c="3"/>// 4- b) Herança multipla.</text:span></text:p>
      <text:p text:style-name="P12"><text:span text:style-name="T5"><text:tab/></text:span></text:p>
      <text:p text:style-name="P12"><text:span text:style-name="T5"><text:tab/></text:span><text:span text:style-name="T21">“</text:span><text:span text:style-name="T23">Aqui temos uma Herança múltipla</text:span><text:span text:style-name="T21">”</text:span><text:line-break/><text:line-break/><text:span text:style-name="T2">public class </text:span><text:span text:style-name="T3">Sanduiche </text:span><text:span text:style-name="T2">extends </text:span><text:span text:style-name="T3">Lanche </text:span><text:span text:style-name="T2">implements </text:span><text:span text:style-name="T3">IPagamento</text:span><text:span text:style-name="T4">, </text:span><text:span text:style-name="T3">Item</text:span><text:span text:style-name="T4">, </text:span><text:span text:style-name="T3">Serializable </text:span><text:span text:style-name="T7">{</text:span><text:line-break/><text:line-break/><text:span text:style-name="T7"> <text:s text:c="3"/></text:span><text:span text:style-name="T2">private </text:span><text:span text:style-name="T3">String </text:span><text:span text:style-name="T8">nome</text:span><text:span text:style-name="T4">;</text:span><text:line-break/><text:span text:style-name="T4"> <text:s text:c="3"/></text:span><text:span text:style-name="T2">private </text:span><text:span text:style-name="T3">String </text:span><text:span text:style-name="T8">tamanho</text:span><text:span text:style-name="T4">;</text:span><text:line-break/><text:span text:style-name="T4"> <text:s text:c="3"/></text:span><text:span text:style-name="T2">private double </text:span><text:span text:style-name="T8">preco</text:span><text:span text:style-name="T4">;</text:span><text:line-break/><text:span text:style-name="T4"> <text:s text:c="3"/></text:span><text:span text:style-name="T2">private int </text:span><text:span text:style-name="T8">numeroDeCarnes</text:span><text:span text:style-name="T4">;</text:span><text:line-break/><text:span text:style-name="T4"> <text:s text:c="3"/></text:span><text:span text:style-name="T2">private </text:span><text:span text:style-name="T3">String </text:span><text:span text:style-name="T8">pontoDaCarne</text:span><text:span text:style-name="T4">;</text:span><text:line-break/><text:line-break/><text:span text:style-name="T4"> <text:s text:c="3"/></text:span><text:span text:style-name="T2">int </text:span><text:span text:style-name="T8">id</text:span><text:span text:style-name="T4">;</text:span><text:line-break/><text:line-break/><text:soft-page-break/><text:line-break/><text:line-break/><text:span text:style-name="T4"> <text:s text:c="3"/></text:span><text:span text:style-name="T2">public </text:span><text:span text:style-name="T3">Sanduiche</text:span><text:span text:style-name="T9">(</text:span><text:span text:style-name="T3">String </text:span><text:span text:style-name="T10">nome</text:span><text:span text:style-name="T4">, </text:span><text:span text:style-name="T3">String </text:span><text:span text:style-name="T10">tamanho</text:span><text:span text:style-name="T4">, </text:span><text:span text:style-name="T2">double </text:span><text:span text:style-name="T10">preco</text:span><text:span text:style-name="T9">) </text:span><text:span text:style-name="T7">{</text:span><text:line-break/><text:span text:style-name="T7"> <text:s text:c="7"/></text:span><text:span text:style-name="T2">super</text:span><text:span text:style-name="T9">(</text:span><text:span text:style-name="T10">nome</text:span><text:span text:style-name="T4">, </text:span><text:span text:style-name="T10">preco</text:span><text:span text:style-name="T4">, </text:span><text:span text:style-name="T10">tamanho</text:span><text:span text:style-name="T9">)</text:span><text:span text:style-name="T4">;</text:span><text:line-break/><text:line-break/><text:span text:style-name="T4"> <text:s text:c="3"/></text:span><text:span text:style-name="T7">}</text:span><text:line-break/><text:line-break/><text:line-break/><text:line-break/><text:span text:style-name="T7"> <text:s text:c="3"/></text:span><text:span text:style-name="T2">void </text:span><text:span text:style-name="T14">numCarnes</text:span><text:span text:style-name="T9">(</text:span><text:span text:style-name="T2">int </text:span><text:span text:style-name="T10">numeroDeCarnes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numeroDeCarnes </text:span><text:span text:style-name="T4">= </text:span><text:span text:style-name="T10">numeroDeCarnes</text:span><text:span text:style-name="T4">;</text:span><text:line-break/><text:span text:style-name="T4"> <text:s text:c="7"/></text:span><text:span text:style-name="T2">if </text:span><text:span text:style-name="T9">(</text:span><text:span text:style-name="T10">numeroDeCarnes </text:span><text:span text:style-name="T4">&gt; </text:span><text:span text:style-name="T18">1</text:span><text:span text:style-name="T9">) </text:span><text:span text:style-name="T7">{</text:span><text:line-break/><text:span text:style-name="T7"> <text:s text:c="11"/></text:span><text:span text:style-name="T2">this</text:span><text:span text:style-name="T4">.</text:span><text:span text:style-name="T8">preco </text:span><text:span text:style-name="T4">+= </text:span><text:span text:style-name="T9">(</text:span><text:span text:style-name="T10">numeroDeCarnes </text:span><text:span text:style-name="T4">- </text:span><text:span text:style-name="T18">1</text:span><text:span text:style-name="T9">) </text:span><text:span text:style-name="T4">* </text:span><text:span text:style-name="T18">3.99</text:span><text:span text:style-name="T4">;</text:span><text:line-break/><text:span text:style-name="T4"> <text:s text:c="7"/></text:span><text:span text:style-name="T7">}</text:span><text:line-break/><text:span text:style-name="T7"> <text:s text:c="3"/>}</text:span><text:line-break/><text:line-break/><text:span text:style-name="T7"> <text:s text:c="3"/></text:span><text:span text:style-name="T2">void </text:span><text:span text:style-name="T14">pontoCarne</text:span><text:span text:style-name="T9">(</text:span><text:span text:style-name="T3">String </text:span><text:span text:style-name="T10">ponto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pontoDaCarne </text:span><text:span text:style-name="T4">= </text:span><text:span text:style-name="T10">pont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</text:span><text:span text:style-name="T3">String </text:span><text:span text:style-name="T14">getNome</text:span><text:span text:style-name="T9">() </text:span><text:span text:style-name="T7">{</text:span><text:line-break/><text:span text:style-name="T7"> <text:s text:c="7"/></text:span><text:span text:style-name="T2">return </text:span><text:span text:style-name="T8">nome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void </text:span><text:span text:style-name="T14">setNome</text:span><text:span text:style-name="T9">(</text:span><text:span text:style-name="T3">String </text:span><text:span text:style-name="T10">nome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nome </text:span><text:span text:style-name="T4">= </text:span><text:span text:style-name="T10">nome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</text:span><text:span text:style-name="T3">String </text:span><text:span text:style-name="T14">getTamanho</text:span><text:span text:style-name="T9">() </text:span><text:span text:style-name="T7">{</text:span><text:line-break/><text:span text:style-name="T7"> <text:s text:c="7"/></text:span><text:span text:style-name="T2">return </text:span><text:span text:style-name="T8">tamanh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void </text:span><text:span text:style-name="T14">setTamanho</text:span><text:span text:style-name="T9">(</text:span><text:span text:style-name="T3">String </text:span><text:span text:style-name="T10">tamanho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tamanho </text:span><text:span text:style-name="T4">= </text:span><text:span text:style-name="T10">tamanh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double </text:span><text:span text:style-name="T14">getPreco</text:span><text:span text:style-name="T9">() </text:span><text:span text:style-name="T7">{</text:span><text:line-break/><text:span text:style-name="T7"> <text:s text:c="7"/></text:span><text:span text:style-name="T2">return </text:span><text:span text:style-name="T8">prec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2">public void </text:span><text:span text:style-name="T14">setPreco</text:span><text:span text:style-name="T9">(</text:span><text:span text:style-name="T2">double </text:span><text:span text:style-name="T10">preco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preco </text:span><text:span text:style-name="T4">= </text:span><text:span text:style-name="T10">prec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16">@Override</text:span><text:line-break/><text:span text:style-name="T16"> <text:s text:c="3"/></text:span><text:span text:style-name="T2">public </text:span><text:span text:style-name="T3">String </text:span><text:span text:style-name="T14">toString</text:span><text:span text:style-name="T9">() </text:span><text:span text:style-name="T7">{</text:span><text:line-break/><text:span text:style-name="T7"> <text:s text:c="7"/></text:span><text:span text:style-name="T2">return </text:span><text:span text:style-name="T12">"Sanduiche: "</text:span><text:span text:style-name="T4">+</text:span><text:span text:style-name="T8">nome </text:span><text:span text:style-name="T4">+</text:span><text:span text:style-name="T12">", Tamanho: "</text:span><text:span text:style-name="T4">+ </text:span><text:span text:style-name="T8">tamanho</text:span><text:span text:style-name="T4">+</text:span><text:span text:style-name="T12">", Preco: "</text:span><text:span text:style-name="T4">+</text:span><text:span text:style-name="T8">preco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16">@Override</text:span><text:line-break/><text:span text:style-name="T16"> <text:s text:c="3"/></text:span><text:span text:style-name="T2">public int </text:span><text:span text:style-name="T14">getID</text:span><text:span text:style-name="T9">() </text:span><text:span text:style-name="T7">{</text:span><text:line-break/><text:span text:style-name="T7"> <text:s text:c="7"/></text:span><text:span text:style-name="T2">return </text:span><text:span text:style-name="T8">id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16">@Override</text:span><text:line-break/><text:span text:style-name="T16"> <text:s text:c="3"/></text:span><text:span text:style-name="T2">public void </text:span><text:span text:style-name="T14">setID</text:span><text:span text:style-name="T9">(</text:span><text:span text:style-name="T2">int </text:span><text:span text:style-name="T10">id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id </text:span><text:span text:style-name="T4">= </text:span><text:span text:style-name="T10">id</text:span><text:span text:style-name="T4">;</text:span><text:line-break/><text:line-break/><text:span text:style-name="T4"> <text:s text:c="3"/></text:span><text:span text:style-name="T7">}</text:span><text:line-break/><text:soft-page-break/><text:line-break/><text:span text:style-name="T7"> <text:s text:c="3"/></text:span><text:span text:style-name="T16">@Override</text:span><text:line-break/><text:span text:style-name="T16"> <text:s text:c="3"/></text:span><text:span text:style-name="T2">public void </text:span><text:span text:style-name="T14">formaPagamento</text:span><text:span text:style-name="T9">(</text:span><text:span text:style-name="T3">String </text:span><text:span text:style-name="T10">forma</text:span><text:span text:style-name="T9">) </text:span><text:span text:style-name="T7">{</text:span><text:line-break/><text:line-break/><text:span text:style-name="T7"> <text:s text:c="3"/>}</text:span><text:line-break/><text:line-break/><text:span text:style-name="T7"> <text:s text:c="3"/></text:span><text:span text:style-name="T16">@Override</text:span><text:line-break/><text:span text:style-name="T16"> <text:s text:c="3"/></text:span><text:span text:style-name="T2">public void </text:span><text:span text:style-name="T14">valorTotal</text:span><text:span text:style-name="T9">() </text:span><text:span text:style-name="T7">{</text:span><text:line-break/><text:line-break/><text:span text:style-name="T7"> <text:s text:c="3"/>}</text:span><text:line-break/><text:span text:style-name="T7">}</text:span><text:line-break/></text:p>
      <text:p text:style-name="P10"/>
      <text:p text:style-name="Standard"/>
      <text:p text:style-name="P4">Classe Sanduiche2 que extends Lanche e implements Item, Serializable</text:p>
      <text:p text:style-name="P4"/>
      <text:p text:style-name="P12"><text:span text:style-name="T2">package </text:span><text:span text:style-name="T3">Atividade12</text:span><text:span text:style-name="T4">;</text:span><text:line-break/><text:line-break/><text:span text:style-name="T2">import </text:span><text:span text:style-name="T3">java.io.Serializable</text:span><text:span text:style-name="T4">;</text:span><text:line-break/><text:line-break/><text:span text:style-name="T5">// 3- b) Pelo menos duas subclasses.</text:span><text:line-break/><text:tab/></text:p>
      <text:p text:style-name="P12"><text:tab/>“<text:span text:style-name="T24">Essa classe Sanduiche2 é outra subclasse da classe Lanche</text:span>”<text:line-break/><text:line-break/><text:span text:style-name="T2">public class </text:span><text:span text:style-name="T3">Sanduiche2 </text:span><text:span text:style-name="T2">extends </text:span><text:span text:style-name="T3">Lanche </text:span><text:span text:style-name="T2">implements </text:span><text:span text:style-name="T3">Item</text:span><text:span text:style-name="T4">, </text:span><text:span text:style-name="T3">Serializable </text:span><text:span text:style-name="T7">{</text:span><text:line-break/><text:line-break/><text:span text:style-name="T7"> <text:s text:c="3"/></text:span><text:span text:style-name="T2">int </text:span><text:span text:style-name="T8">id</text:span><text:span text:style-name="T4">;</text:span><text:line-break/><text:span text:style-name="T4"> <text:s text:c="3"/></text:span><text:span text:style-name="T3">Sanduiche </text:span><text:span text:style-name="T8">sanduiche</text:span><text:span text:style-name="T4">;</text:span><text:line-break/><text:line-break/><text:span text:style-name="T4"> <text:s text:c="3"/></text:span><text:span text:style-name="T2">public </text:span><text:span text:style-name="T3">Sanduiche2</text:span><text:span text:style-name="T9">(</text:span><text:span text:style-name="T3">String </text:span><text:span text:style-name="T10">nome</text:span><text:span text:style-name="T4">, </text:span><text:span text:style-name="T3">String </text:span><text:span text:style-name="T10">tamanho</text:span><text:span text:style-name="T4">, </text:span><text:span text:style-name="T2">double </text:span><text:span text:style-name="T10">preco</text:span><text:span text:style-name="T9">)</text:span><text:span text:style-name="T7">{</text:span><text:line-break/><text:span text:style-name="T7"> <text:s text:c="7"/></text:span><text:span text:style-name="T2">super</text:span><text:span text:style-name="T9">(</text:span><text:span text:style-name="T10">nome</text:span><text:span text:style-name="T4">,</text:span><text:span text:style-name="T10">preco</text:span><text:span text:style-name="T4">,</text:span><text:span text:style-name="T10">tamanho</text:span><text:span text:style-name="T9">)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16">@Override</text:span><text:line-break/><text:span text:style-name="T16"> <text:s text:c="3"/></text:span><text:span text:style-name="T2">public </text:span><text:span text:style-name="T3">String </text:span><text:span text:style-name="T14">toString</text:span><text:span text:style-name="T9">() </text:span><text:span text:style-name="T7">{</text:span><text:line-break/><text:span text:style-name="T7"> <text:s text:c="7"/></text:span><text:span text:style-name="T2">return </text:span><text:span text:style-name="T8">sanduiche</text:span><text:span text:style-name="T4">.</text:span><text:span text:style-name="T14">toString</text:span><text:span text:style-name="T9">()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16">@Override</text:span><text:line-break/><text:span text:style-name="T16"> <text:s text:c="3"/></text:span><text:span text:style-name="T2">public int </text:span><text:span text:style-name="T14">getID</text:span><text:span text:style-name="T9">() </text:span><text:span text:style-name="T7">{</text:span><text:line-break/><text:span text:style-name="T7"> <text:s text:c="7"/></text:span><text:span text:style-name="T2">return </text:span><text:span text:style-name="T8">id</text:span><text:span text:style-name="T4">;</text:span><text:line-break/><text:span text:style-name="T4"> <text:s text:c="3"/></text:span><text:span text:style-name="T7">}</text:span><text:line-break/><text:line-break/><text:span text:style-name="T7"> <text:s text:c="3"/></text:span><text:span text:style-name="T16">@Override</text:span><text:line-break/><text:span text:style-name="T16"> <text:s text:c="3"/></text:span><text:span text:style-name="T2">public void </text:span><text:span text:style-name="T14">setID</text:span><text:span text:style-name="T9">(</text:span><text:span text:style-name="T2">int </text:span><text:span text:style-name="T10">id</text:span><text:span text:style-name="T9">) </text:span><text:span text:style-name="T7">{</text:span><text:line-break/><text:span text:style-name="T7"> <text:s text:c="7"/></text:span><text:span text:style-name="T2">this</text:span><text:span text:style-name="T4">.</text:span><text:span text:style-name="T8">id </text:span><text:span text:style-name="T4">= </text:span><text:span text:style-name="T10">id</text:span><text:span text:style-name="T4">;</text:span><text:line-break/><text:span text:style-name="T4"> <text:s text:c="3"/></text:span><text:span text:style-name="T7">}</text:span><text:line-break/><text:span text:style-name="T7">}</text:span><text:line-break/></text:p>
      <text:p text:style-name="P10"/>
      <text:p text:style-name="Standard"/>
      <text:p text:style-name="P4">Questão 4 A</text:p>
      <text:p text:style-name="P4">Interface Item</text:p>
      <text:p text:style-name="P4"/>
      <text:p text:style-name="P10"><text:span text:style-name="T2">package </text:span><text:span text:style-name="T3">Atividade12</text:span><text:span text:style-name="T4">;</text:span><text:line-break/><text:line-break/><text:span text:style-name="T4"> <text:s text:c="3"/></text:span><text:span text:style-name="T5">// 4- a) Pelo menos, 2 Interfaces.</text:span><text:line-break/><text:soft-page-break/><text:tab/>“<text:span text:style-name="T24">Essa é uma interface de Item</text:span>”<text:line-break/><text:line-break/><text:span text:style-name="T2">public interface </text:span><text:span text:style-name="T3">Item </text:span><text:span text:style-name="T7">{</text:span><text:line-break/><text:line-break/><text:span text:style-name="T7"> <text:s text:c="3"/></text:span><text:span text:style-name="T2">int </text:span><text:span text:style-name="T14">getID</text:span><text:span text:style-name="T9">()</text:span><text:span text:style-name="T4">;</text:span><text:line-break/><text:line-break/><text:span text:style-name="T4"> <text:s text:c="3"/></text:span><text:span text:style-name="T2">void </text:span><text:span text:style-name="T14">setID</text:span><text:span text:style-name="T9">(</text:span><text:span text:style-name="T2">int </text:span><text:span text:style-name="T10">id</text:span><text:span text:style-name="T9">)</text:span><text:span text:style-name="T4">;</text:span><text:line-break/><text:line-break/><text:span text:style-name="T7">}</text:span><text:line-break/></text:p>
      <text:p text:style-name="P10"/>
      <text:p text:style-name="P4">Interface IPagamento</text:p>
      <text:p text:style-name="P4"/>
      <text:p text:style-name="P12"><text:span text:style-name="T2">package </text:span><text:span text:style-name="T3">Atividade12</text:span><text:span text:style-name="T4">;</text:span><text:line-break/><text:line-break/><text:span text:style-name="T4"> <text:s text:c="3"/></text:span><text:span text:style-name="T5">// 4- a) Pelo menos, 2 Interfaces.</text:span></text:p>
      <text:p text:style-name="P12"><text:span text:style-name="T5"><text:tab/></text:span></text:p>
      <text:p text:style-name="P12"><text:span text:style-name="T5"><text:tab/></text:span><text:span text:style-name="T21">“</text:span><text:span text:style-name="T23">Essa é outra interface de pagamentos</text:span><text:span text:style-name="T21">”</text:span><text:line-break/><text:line-break/><text:span text:style-name="T2">public interface </text:span><text:span text:style-name="T3">IPagamento </text:span><text:span text:style-name="T7">{</text:span><text:line-break/><text:line-break/><text:span text:style-name="T7"> <text:s text:c="3"/></text:span><text:span text:style-name="T2">void </text:span><text:span text:style-name="T14">formaPagamento</text:span><text:span text:style-name="T9">(</text:span><text:span text:style-name="T3">String </text:span><text:span text:style-name="T10">forma</text:span><text:span text:style-name="T9">)</text:span><text:span text:style-name="T4">;</text:span><text:line-break/><text:span text:style-name="T4"> <text:s text:c="3"/></text:span><text:span text:style-name="T2">void </text:span><text:span text:style-name="T14">valorTotal</text:span><text:span text:style-name="T9">()</text:span><text:span text:style-name="T4">;</text:span><text:line-break/><text:span text:style-name="T7">}</text:span><text:line-break/></text:p>
      <text:p text:style-name="P8"/>
      <text:p text:style-name="Standard"/>
      <text:p text:style-name="P4">Questão 5</text:p>
      <text:p text:style-name="P4">Classe Main (GUI)</text:p>
      <text:p text:style-name="P4"/>
      <text:p text:style-name="P12"><text:span text:style-name="T2">package </text:span><text:span text:style-name="T3">Atividade12</text:span><text:span text:style-name="T4">;</text:span><text:line-break/><text:line-break/><text:span text:style-name="T2">import </text:span><text:span text:style-name="T3">java.io.IOException</text:span><text:span text:style-name="T4">;</text:span><text:line-break/><text:span text:style-name="T2">import </text:span><text:span text:style-name="T3">java.util.Scanner</text:span><text:span text:style-name="T4">;</text:span><text:line-break/><text:line-break/><text:span text:style-name="T2">public class </text:span><text:span text:style-name="T3">Main </text:span><text:span text:style-name="T2">extends </text:span><text:span text:style-name="T3">RepositorioSanduiche</text:span><text:span text:style-name="T7">{</text:span><text:line-break/><text:line-break/><text:span text:style-name="T7"> <text:s text:c="3"/></text:span><text:span text:style-name="T5">// 5- Atualize a GUI para incluir as novas funções do sistema. Demonstre o</text:span><text:line-break/><text:span text:style-name="T5"> <text:s text:c="3"/>//funcionamento do sistema através de prints da tela de saída (console).</text:span></text:p>
      <text:p text:style-name="P12"><text:span text:style-name="T5"><text:tab/></text:span></text:p>
      <text:p text:style-name="P12"><text:span text:style-name="T5"><text:tab/></text:span><text:span text:style-name="T21">“</text:span><text:span text:style-name="T23">Essa é a GUI do sistema, que mostra o funcionamento da <text:s/>mesma</text:span><text:span text:style-name="T21">”</text:span></text:p>
      <text:p text:style-name="P12"><text:line-break/><text:span text:style-name="T5"> <text:s text:c="3"/></text:span><text:span text:style-name="T2">static final </text:span><text:span text:style-name="T3">String </text:span><text:span text:style-name="T18">opcoes </text:span><text:span text:style-name="T4">= </text:span><text:span text:style-name="T12">"Digite qual operacao voce deseja fazer: </text:span><text:span text:style-name="T14">\n</text:span><text:span text:style-name="T12">1 - Cadastrar Sanduiche. </text:span><text:span text:style-name="T14">\n</text:span><text:span text:style-name="T12">2 - Mostrar Sanduiches. " </text:span><text:span text:style-name="T4">+</text:span><text:line-break/><text:span text:style-name="T4"> <text:s text:c="11"/></text:span><text:span text:style-name="T12">"</text:span><text:span text:style-name="T14">\n</text:span><text:span text:style-name="T12">3 - Sair.</text:span><text:span text:style-name="T14">\n</text:span><text:span text:style-name="T12">"</text:span><text:span text:style-name="T4">;</text:span><text:line-break/><text:line-break/><text:line-break/><text:line-break/><text:span text:style-name="T4"> <text:s text:c="3"/></text:span><text:span text:style-name="T2">public static void </text:span><text:span text:style-name="T14">main</text:span><text:span text:style-name="T9">(</text:span><text:span text:style-name="T3">String</text:span><text:span text:style-name="T19">[] </text:span><text:span text:style-name="T10">args</text:span><text:span text:style-name="T9">) </text:span><text:span text:style-name="T7">{</text:span><text:line-break/><text:line-break/><text:line-break/><text:span text:style-name="T7"> <text:s text:c="7"/></text:span><text:span text:style-name="T3">Scanner </text:span><text:span text:style-name="T11">sc </text:span><text:span text:style-name="T4">= </text:span><text:span text:style-name="T2">new </text:span><text:span text:style-name="T3">Scanner</text:span><text:span text:style-name="T9">(</text:span><text:span text:style-name="T3">System</text:span><text:span text:style-name="T4">.</text:span><text:span text:style-name="T18">in</text:span><text:span text:style-name="T9">)</text:span><text:span text:style-name="T4">;</text:span><text:line-break/><text:span text:style-name="T4"> <text:s text:c="7"/></text:span><text:span text:style-name="T2">boolean </text:span><text:span text:style-name="T18">continuar </text:span><text:span text:style-name="T4">= </text:span><text:span text:style-name="T2">true</text:span><text:span text:style-name="T4">;</text:span><text:line-break/><text:line-break/><text:span text:style-name="T4"> <text:s text:c="7"/></text:span><text:span text:style-name="T3">RepositorioSanduiche </text:span><text:span text:style-name="T18">repositorioSanduiche </text:span><text:span text:style-name="T4">= </text:span><text:span text:style-name="T2">null</text:span><text:span text:style-name="T4">;</text:span><text:line-break/><text:span text:style-name="T4"> <text:s text:c="7"/></text:span><text:span text:style-name="T3">String </text:span><text:span text:style-name="T11">arquivoRepositorio </text:span><text:span text:style-name="T4">= </text:span><text:span text:style-name="T12">"sanduiches.txt"</text:span><text:span text:style-name="T4">;</text:span><text:line-break/><text:span text:style-name="T4"> <text:s text:c="7"/></text:span><text:span text:style-name="T2">try </text:span><text:span text:style-name="T7">{</text:span><text:line-break/><text:soft-page-break/><text:span text:style-name="T7"> <text:s text:c="11"/></text:span><text:span text:style-name="T18">repositorioSanduiche </text:span><text:span text:style-name="T4">= </text:span><text:span text:style-name="T3">RepositorioSanduiche</text:span><text:span text:style-name="T4">.</text:span><text:span text:style-name="T15">carregarRepositorio</text:span><text:span text:style-name="T9">(</text:span><text:span text:style-name="T11">arquivoRepositorio</text:span><text:span text:style-name="T9">)</text:span><text:span text:style-name="T4">;</text:span><text:line-break/><text:span text:style-name="T4"> <text:s text:c="7"/></text:span><text:span text:style-name="T7">} </text:span><text:span text:style-name="T2">catch </text:span><text:span text:style-name="T9">(</text:span><text:span text:style-name="T3">IOException </text:span><text:span text:style-name="T10">e</text:span><text:span text:style-name="T9">) </text:span><text:span text:style-name="T7">{</text:span><text:line-break/><text:span text:style-name="T7"> <text:s text:c="11"/></text:span><text:span text:style-name="T3">System</text:span><text:span text:style-name="T4">.</text:span><text:span text:style-name="T18">out</text:span><text:span text:style-name="T4">.</text:span><text:span text:style-name="T14">println</text:span><text:span text:style-name="T9">(</text:span><text:span text:style-name="T12">"Nao foi possivel carregar o repositorio."</text:span><text:span text:style-name="T9">)</text:span><text:span text:style-name="T4">;</text:span><text:line-break/><text:span text:style-name="T4"> <text:s text:c="11"/></text:span><text:span text:style-name="T18">repositorioSanduiche </text:span><text:span text:style-name="T4">= </text:span><text:span text:style-name="T2">new </text:span><text:span text:style-name="T3">RepositorioSanduiche</text:span><text:span text:style-name="T9">()</text:span><text:span text:style-name="T4">;</text:span><text:line-break/><text:span text:style-name="T4"> <text:s text:c="7"/></text:span><text:span text:style-name="T7">} </text:span><text:span text:style-name="T2">catch </text:span><text:span text:style-name="T9">(</text:span><text:span text:style-name="T3">ClassNotFoundException </text:span><text:span text:style-name="T10">e</text:span><text:span text:style-name="T9">) </text:span><text:span text:style-name="T7">{</text:span><text:line-break/><text:span text:style-name="T7"> <text:s text:c="11"/></text:span><text:span text:style-name="T10">e</text:span><text:span text:style-name="T4">.</text:span><text:span text:style-name="T14">printStackTrace</text:span><text:span text:style-name="T9">()</text:span><text:span text:style-name="T4">;</text:span><text:line-break/><text:span text:style-name="T4"> <text:s text:c="7"/></text:span><text:span text:style-name="T7">}</text:span><text:line-break/><text:line-break/><text:span text:style-name="T7"> <text:s text:c="7"/></text:span><text:span text:style-name="T2">while </text:span><text:span text:style-name="T9">(</text:span><text:span text:style-name="T18">continuar</text:span><text:span text:style-name="T9">) </text:span><text:span text:style-name="T7">{</text:span><text:line-break/><text:span text:style-name="T7"> <text:s text:c="11"/></text:span><text:span text:style-name="T3">System</text:span><text:span text:style-name="T4">.</text:span><text:span text:style-name="T18">out</text:span><text:span text:style-name="T4">.</text:span><text:span text:style-name="T14">println</text:span><text:span text:style-name="T9">(</text:span><text:span text:style-name="T18">opcoes</text:span><text:span text:style-name="T9">)</text:span><text:span text:style-name="T4">;</text:span><text:line-break/><text:span text:style-name="T4"> <text:s text:c="11"/></text:span><text:span text:style-name="T2">int </text:span><text:span text:style-name="T11">leitura </text:span><text:span text:style-name="T4">= </text:span><text:span text:style-name="T11">sc</text:span><text:span text:style-name="T4">.</text:span><text:span text:style-name="T14">nextInt</text:span><text:span text:style-name="T9">()</text:span><text:span text:style-name="T4">;</text:span><text:line-break/><text:line-break/><text:span text:style-name="T4"> <text:s text:c="11"/></text:span><text:span text:style-name="T2">if </text:span><text:span text:style-name="T9">(</text:span><text:span text:style-name="T11">leitura </text:span><text:span text:style-name="T4">== </text:span><text:span text:style-name="T18">1</text:span><text:span text:style-name="T9">) </text:span><text:span text:style-name="T7">{</text:span><text:line-break/><text:span text:style-name="T7"> <text:s text:c="15"/></text:span><text:span text:style-name="T3">System</text:span><text:span text:style-name="T4">.</text:span><text:span text:style-name="T18">out</text:span><text:span text:style-name="T4">.</text:span><text:span text:style-name="T14">println</text:span><text:span text:style-name="T9">(</text:span><text:span text:style-name="T12">"Digite o nome do Sanduiche: "</text:span><text:span text:style-name="T9">)</text:span><text:span text:style-name="T4">;</text:span><text:line-break/><text:span text:style-name="T4"> <text:s text:c="15"/></text:span><text:span text:style-name="T3">String </text:span><text:span text:style-name="T11">a </text:span><text:span text:style-name="T4">= </text:span><text:span text:style-name="T11">sc</text:span><text:span text:style-name="T4">.</text:span><text:span text:style-name="T14">nextLine</text:span><text:span text:style-name="T9">()</text:span><text:span text:style-name="T4">;</text:span><text:line-break/><text:span text:style-name="T4"> <text:s text:c="15"/></text:span><text:span text:style-name="T3">String </text:span><text:span text:style-name="T11">nome </text:span><text:span text:style-name="T4">= </text:span><text:span text:style-name="T11">sc</text:span><text:span text:style-name="T4">.</text:span><text:span text:style-name="T14">nextLine</text:span><text:span text:style-name="T9">()</text:span><text:span text:style-name="T4">;</text:span><text:line-break/><text:line-break/><text:span text:style-name="T4"> <text:s text:c="15"/></text:span><text:span text:style-name="T3">System</text:span><text:span text:style-name="T4">.</text:span><text:span text:style-name="T18">out</text:span><text:span text:style-name="T4">.</text:span><text:span text:style-name="T14">println</text:span><text:span text:style-name="T9">(</text:span><text:span text:style-name="T12">"Digite o tamanho do Sanduiche: "</text:span><text:span text:style-name="T9">)</text:span><text:span text:style-name="T4">;</text:span><text:line-break/><text:span text:style-name="T4"> <text:s text:c="15"/></text:span><text:span text:style-name="T3">String </text:span><text:span text:style-name="T11">tamanho </text:span><text:span text:style-name="T4">= </text:span><text:span text:style-name="T11">sc</text:span><text:span text:style-name="T4">.</text:span><text:span text:style-name="T14">next</text:span><text:span text:style-name="T9">()</text:span><text:span text:style-name="T4">;</text:span><text:line-break/><text:line-break/><text:span text:style-name="T4"> <text:s text:c="15"/></text:span><text:span text:style-name="T3">System</text:span><text:span text:style-name="T4">.</text:span><text:span text:style-name="T18">out</text:span><text:span text:style-name="T4">.</text:span><text:span text:style-name="T14">println</text:span><text:span text:style-name="T9">(</text:span><text:span text:style-name="T12">"Digite o preco do Sanduiche: "</text:span><text:span text:style-name="T9">)</text:span><text:span text:style-name="T4">;</text:span><text:line-break/><text:span text:style-name="T4"> <text:s text:c="15"/></text:span><text:span text:style-name="T2">double </text:span><text:span text:style-name="T11">preco </text:span><text:span text:style-name="T4">= </text:span><text:span text:style-name="T11">sc</text:span><text:span text:style-name="T4">.</text:span><text:span text:style-name="T14">nextDouble</text:span><text:span text:style-name="T9">()</text:span><text:span text:style-name="T4">;</text:span><text:line-break/><text:line-break/><text:span text:style-name="T4"> <text:s text:c="15"/></text:span><text:span text:style-name="T3">Item </text:span><text:span text:style-name="T11">sanduiche </text:span><text:span text:style-name="T4">= </text:span><text:span text:style-name="T2">new </text:span><text:span text:style-name="T3">Sanduiche2</text:span><text:span text:style-name="T9">(</text:span><text:span text:style-name="T11">nome</text:span><text:span text:style-name="T4">, </text:span><text:span text:style-name="T11">tamanho</text:span><text:span text:style-name="T4">, </text:span><text:span text:style-name="T11">preco</text:span><text:span text:style-name="T9">)</text:span><text:span text:style-name="T4">;</text:span><text:line-break/><text:span text:style-name="T4"> <text:s text:c="15"/></text:span><text:span text:style-name="T18">repositorioSanduiche</text:span><text:span text:style-name="T4">.</text:span><text:span text:style-name="T14">cadastraSanduiche</text:span><text:span text:style-name="T9">(</text:span><text:span text:style-name="T11">sanduiche</text:span><text:span text:style-name="T9">)</text:span><text:span text:style-name="T4">;</text:span><text:line-break/><text:span text:style-name="T4"> <text:s text:c="15"/></text:span><text:span text:style-name="T5">// salvando repositorio no arquivo</text:span><text:line-break/><text:span text:style-name="T5"> <text:s text:c="15"/></text:span><text:span text:style-name="T2">try </text:span><text:span text:style-name="T7">{</text:span><text:line-break/><text:span text:style-name="T7"> <text:s text:c="19"/></text:span><text:span text:style-name="T18">repositorioSanduiche</text:span><text:span text:style-name="T4">.</text:span><text:span text:style-name="T14">salvarRepositorio</text:span><text:span text:style-name="T9">(</text:span><text:span text:style-name="T11">arquivoRepositorio</text:span><text:span text:style-name="T9">)</text:span><text:span text:style-name="T4">;</text:span><text:line-break/><text:span text:style-name="T4"> <text:s text:c="15"/></text:span><text:span text:style-name="T7">} </text:span><text:span text:style-name="T2">catch </text:span><text:span text:style-name="T9">(</text:span><text:span text:style-name="T3">IOException </text:span><text:span text:style-name="T10">e</text:span><text:span text:style-name="T9">) </text:span><text:span text:style-name="T7">{</text:span><text:line-break/><text:span text:style-name="T7"> <text:s text:c="19"/></text:span><text:span text:style-name="T10">e</text:span><text:span text:style-name="T4">.</text:span><text:span text:style-name="T14">printStackTrace</text:span><text:span text:style-name="T9">()</text:span><text:span text:style-name="T4">;</text:span><text:line-break/><text:span text:style-name="T4"> <text:s text:c="19"/></text:span><text:span text:style-name="T3">System</text:span><text:span text:style-name="T4">.</text:span><text:span text:style-name="T18">out</text:span><text:span text:style-name="T4">.</text:span><text:span text:style-name="T14">println</text:span><text:span text:style-name="T9">(</text:span><text:span text:style-name="T12">"Nao foi poss</text:span><text:span text:style-name="T13">�</text:span><text:span text:style-name="T12">vel salvar o arquivo."</text:span><text:span text:style-name="T9">)</text:span><text:span text:style-name="T4">;</text:span><text:line-break/><text:span text:style-name="T4"> <text:s text:c="15"/></text:span><text:span text:style-name="T7">}</text:span><text:line-break/><text:line-break/><text:span text:style-name="T7"> <text:s text:c="11"/>} </text:span><text:span text:style-name="T2">else if </text:span><text:span text:style-name="T9">(</text:span><text:span text:style-name="T11">leitura </text:span><text:span text:style-name="T4">== </text:span><text:span text:style-name="T18">2</text:span><text:span text:style-name="T9">) </text:span><text:span text:style-name="T7">{</text:span><text:line-break/><text:span text:style-name="T7"> <text:s text:c="15"/></text:span><text:span text:style-name="T2">for </text:span><text:span text:style-name="T9">(</text:span><text:span text:style-name="T2">int </text:span><text:span text:style-name="T18">i </text:span><text:span text:style-name="T4">= </text:span><text:span text:style-name="T18">0</text:span><text:span text:style-name="T4">; </text:span><text:span text:style-name="T18">i </text:span><text:span text:style-name="T4">&lt; </text:span><text:span text:style-name="T18">repositorioSanduiche</text:span><text:span text:style-name="T4">.</text:span><text:span text:style-name="T14">ultimoID</text:span><text:span text:style-name="T9">()</text:span><text:span text:style-name="T4">; </text:span><text:span text:style-name="T18">i</text:span><text:span text:style-name="T4">++</text:span><text:span text:style-name="T9">) </text:span><text:span text:style-name="T7">{</text:span><text:line-break/><text:span text:style-name="T7"> <text:s text:c="19"/></text:span><text:span text:style-name="T3">Item </text:span><text:span text:style-name="T11">a </text:span><text:span text:style-name="T4">= </text:span><text:span text:style-name="T18">repositorioSanduiche</text:span><text:span text:style-name="T4">.</text:span><text:span text:style-name="T14">recuperar</text:span><text:span text:style-name="T9">(</text:span><text:span text:style-name="T18">i</text:span><text:span text:style-name="T9">)</text:span><text:span text:style-name="T4">;</text:span><text:line-break/><text:span text:style-name="T4"> <text:s text:c="19"/></text:span><text:span text:style-name="T3">System</text:span><text:span text:style-name="T4">.</text:span><text:span text:style-name="T18">out</text:span><text:span text:style-name="T4">.</text:span><text:span text:style-name="T14">println</text:span><text:span text:style-name="T9">(</text:span><text:span text:style-name="T11">a</text:span><text:span text:style-name="T9">)</text:span><text:span text:style-name="T4">;</text:span><text:line-break/><text:span text:style-name="T4"> <text:s text:c="15"/></text:span><text:span text:style-name="T7">}</text:span><text:line-break/><text:span text:style-name="T7"> <text:s text:c="11"/>} </text:span><text:span text:style-name="T2">else if </text:span><text:span text:style-name="T9">(</text:span><text:span text:style-name="T11">leitura </text:span><text:span text:style-name="T4">== </text:span><text:span text:style-name="T18">3</text:span><text:span text:style-name="T9">) </text:span><text:span text:style-name="T7">{</text:span><text:line-break/><text:span text:style-name="T7"> <text:s text:c="15"/></text:span><text:span text:style-name="T18">continuar </text:span><text:span text:style-name="T4">= </text:span><text:span text:style-name="T2">false</text:span><text:span text:style-name="T4">;</text:span><text:line-break/><text:span text:style-name="T4"> <text:s text:c="11"/></text:span><text:span text:style-name="T7">}</text:span><text:line-break/><text:line-break/><text:line-break/><text:span text:style-name="T7"> <text:s text:c="7"/>}</text:span><text:line-break/><text:line-break/><text:line-break/><text:span text:style-name="T7"> <text:s text:c="3"/>}</text:span><text:line-break/><text:line-break/><text:line-break/><text:span text:style-name="T7">}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8:47:19.424869348</meta:creation-date>
    <dc:date>2022-05-18T19:21:57.938973053</dc:date>
    <meta:editing-duration>PT14M1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37" meta:word-count="777" meta:character-count="6922" meta:non-whitespace-character-count="4893"/>
  </office:meta>
</office:document-meta>
</file>